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paragraph-properties fo:margin-top="0in" fo:margin-bottom="0in" loext:contextual-spacing="false" fo:line-height="115%"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paragraph-rsid="001fa62e" style:font-size-asian="18pt" style:font-weight-asian="bold" style:font-name-complex="Times New Roman1"/>
    </style:style>
    <style:style style:name="P2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officeooo:paragraph-rsid="001fa62e" style:font-name-complex="Times New Roman1"/>
    </style:style>
    <style:style style:name="P3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fo:font-size="12pt" fo:font-style="italic" officeooo:paragraph-rsid="001fa62e" style:font-size-asian="12pt" style:font-style-asian="italic" style:font-name-complex="Times New Roman1"/>
    </style:style>
    <style:style style:name="P4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officeooo:paragraph-rsid="001fa62e" style:font-size-asian="12pt" style:font-name-complex="Times New Roman1"/>
    </style:style>
    <style:style style:name="P5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2pt" officeooo:paragraph-rsid="001fa62e" style:font-size-asian="12pt" style:font-name-complex="Times New Roman1"/>
    </style:style>
    <style:style style:name="P6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none" officeooo:rsid="00248957" officeooo:paragraph-rsid="00248957" style:font-size-asian="12pt" style:font-style-asian="normal" style:font-name-complex="Times New Roman1" style:font-style-complex="normal"/>
    </style:style>
    <style:style style:name="P7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solid" style:text-underline-width="auto" style:text-underline-color="font-color" officeooo:paragraph-rsid="0034146e" style:font-size-asian="12pt" style:font-style-asian="normal" style:font-name-complex="Times New Roman1" style:font-style-complex="normal"/>
    </style:style>
    <style:style style:name="P8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5pt" style:text-underline-style="solid" style:text-underline-width="auto" style:text-underline-color="font-color" officeooo:paragraph-rsid="001fa62e" style:font-size-asian="15pt" style:font-name-complex="Times New Roman1" style:font-size-complex="15pt"/>
    </style:style>
    <style:style style:name="P9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5pt" style:text-underline-style="solid" style:text-underline-width="auto" style:text-underline-color="font-color" officeooo:paragraph-rsid="001fa62e" style:font-size-asian="15pt" style:font-name-complex="Times New Roman1" style:font-size-complex="15pt"/>
    </style:style>
    <style:style style:name="P10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officeooo:paragraph-rsid="001fa62e"/>
    </style:style>
    <style:style style:name="P11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fo:font-style="normal" style:text-underline-style="none" officeooo:rsid="00248957" officeooo:paragraph-rsid="00248957" style:font-style-asian="normal" style:font-style-complex="normal"/>
    </style:style>
    <style:style style:name="P12" style:family="paragraph" style:parent-style-name="List_20_Paragraph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fa62e" style:font-size-asian="12pt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fa62e" style:font-size-asian="12pt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5pt" style:text-underline-style="solid" style:text-underline-width="auto" style:text-underline-color="font-color" officeooo:paragraph-rsid="001fa62e" style:font-size-asian="15pt" style:font-name-complex="Times New Roman1" style:font-size-complex="15pt"/>
    </style:style>
    <style:style style:name="P15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8926c" officeooo:paragraph-rsid="001fa62e" style:font-size-asian="12pt" style:font-name-complex="Times New Roman1"/>
    </style:style>
    <style:style style:name="P16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a5119" officeooo:paragraph-rsid="002a5119" style:font-size-asian="12pt" style:font-name-complex="Times New Roman1"/>
    </style:style>
    <style:style style:name="P17" style:family="paragraph" style:parent-style-name="Standard">
      <style:paragraph-properties fo:line-height="115%"/>
      <style:text-properties officeooo:rsid="001fa62e" officeooo:paragraph-rsid="001fa62e"/>
    </style:style>
    <style:style style:name="P18" style:family="paragraph" style:parent-style-name="Standard">
      <style:paragraph-properties fo:line-height="115%"/>
      <style:text-properties officeooo:rsid="0020e20a" officeooo:paragraph-rsid="0020e20a"/>
    </style:style>
    <style:style style:name="P19" style:family="paragraph" style:parent-style-name="List_20_Paragraph" style:list-style-name="WWNum9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fa62e" style:font-size-asian="12pt" style:font-name-complex="Times New Roman1"/>
    </style:style>
    <style:style style:name="P20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fa62e" style:font-size-asian="12pt" style:font-name-complex="Times New Roman1"/>
    </style:style>
    <style:style style:name="P21" style:family="paragraph" style:parent-style-name="List_20_Paragraph" style:list-style-name="WWNum10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fa62e" style:font-size-asian="12pt" style:font-name-complex="Times New Roman1"/>
    </style:style>
    <style:style style:name="P22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2e90f9" officeooo:paragraph-rsid="002e90f9" style:font-size-asian="12pt" style:font-name-complex="Times New Roman1"/>
    </style:style>
    <style:style style:name="P23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453067" officeooo:paragraph-rsid="001fa62e" style:font-size-asian="12pt" style:font-name-complex="Times New Roman1"/>
    </style:style>
    <style:style style:name="P24" style:family="paragraph" style:parent-style-name="List_20_Paragraph" style:list-style-name="WWNum10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f9cca" officeooo:paragraph-rsid="001fa62e" style:font-size-asian="12pt" style:font-name-complex="Times New Roman1"/>
    </style:style>
    <style:style style:name="P25" style:family="paragraph" style:parent-style-name="Standard" style:list-style-name="L2">
      <style:paragraph-properties fo:line-height="115%"/>
      <style:text-properties officeooo:rsid="001fa62e" officeooo:paragraph-rsid="001fa62e"/>
    </style:style>
    <style:style style:name="P26" style:family="paragraph" style:parent-style-name="Standard" style:list-style-name="L3">
      <style:paragraph-properties fo:line-height="115%"/>
      <style:text-properties officeooo:rsid="001fa62e" officeooo:paragraph-rsid="001fa62e"/>
    </style:style>
    <style:style style:name="P27" style:family="paragraph" style:parent-style-name="Standard" style:list-style-name="L3">
      <style:paragraph-properties fo:line-height="115%"/>
      <style:text-properties officeooo:rsid="001fa62e" officeooo:paragraph-rsid="002320a6"/>
    </style:style>
    <style:style style:name="P28" style:family="paragraph" style:parent-style-name="Standard" style:list-style-name="L4">
      <style:paragraph-properties fo:line-height="115%"/>
      <style:text-properties officeooo:rsid="001fa62e" officeooo:paragraph-rsid="001fa62e"/>
    </style:style>
    <style:style style:name="P29" style:family="paragraph" style:parent-style-name="Standard" style:list-style-name="L4">
      <style:paragraph-properties fo:line-height="115%"/>
      <style:text-properties officeooo:rsid="001fa62e" officeooo:paragraph-rsid="002420ac"/>
    </style:style>
    <style:style style:name="P30" style:family="paragraph" style:parent-style-name="Standard" style:list-style-name="L5">
      <style:paragraph-properties fo:line-height="115%"/>
      <style:text-properties officeooo:rsid="0020e20a" officeooo:paragraph-rsid="0020e20a"/>
    </style:style>
    <style:style style:name="P31" style:family="paragraph" style:parent-style-name="Standard" style:list-style-name="L5">
      <style:paragraph-properties fo:line-height="115%"/>
      <style:text-properties officeooo:rsid="0020e20a" officeooo:paragraph-rsid="002420ac"/>
    </style:style>
    <style:style style:name="P32" style:family="paragraph" style:parent-style-name="Standard" style:list-style-name="L6">
      <style:paragraph-properties fo:line-height="115%"/>
      <style:text-properties officeooo:rsid="0020e20a" officeooo:paragraph-rsid="0020e20a"/>
    </style:style>
    <style:style style:name="P33" style:family="paragraph" style:parent-style-name="Standard" style:list-style-name="L6">
      <style:paragraph-properties fo:line-height="115%"/>
      <style:text-properties officeooo:rsid="0020e20a" officeooo:paragraph-rsid="002420ac"/>
    </style:style>
    <style:style style:name="P34" style:family="paragraph" style:parent-style-name="Standard" style:list-style-name="L7">
      <style:paragraph-properties fo:line-height="115%"/>
      <style:text-properties officeooo:rsid="0020e20a" officeooo:paragraph-rsid="0020e20a"/>
    </style:style>
    <style:style style:name="P35" style:family="paragraph" style:parent-style-name="Standard" style:list-style-name="L7">
      <style:paragraph-properties fo:line-height="115%"/>
      <style:text-properties officeooo:rsid="0020e20a" officeooo:paragraph-rsid="002420ac"/>
    </style:style>
    <style:style style:name="P36" style:family="paragraph" style:parent-style-name="Standard" style:list-style-name="L8">
      <style:paragraph-properties fo:line-height="115%"/>
      <style:text-properties officeooo:rsid="0020e20a" officeooo:paragraph-rsid="0020e20a"/>
    </style:style>
    <style:style style:name="P37" style:family="paragraph" style:parent-style-name="Standard" style:list-style-name="L8">
      <style:paragraph-properties fo:line-height="115%"/>
      <style:text-properties officeooo:rsid="0020e20a" officeooo:paragraph-rsid="002420ac"/>
    </style:style>
    <style:style style:name="P38" style:family="paragraph" style:parent-style-name="Standard" style:list-style-name="L9">
      <style:paragraph-properties fo:line-height="115%"/>
      <style:text-properties officeooo:rsid="0020e20a" officeooo:paragraph-rsid="0020e20a"/>
    </style:style>
    <style:style style:name="P39" style:family="paragraph" style:parent-style-name="Standard" style:list-style-name="L9">
      <style:paragraph-properties fo:line-height="115%"/>
      <style:text-properties officeooo:rsid="0020e20a" officeooo:paragraph-rsid="002420ac"/>
    </style:style>
    <style:style style:name="P40" style:family="paragraph" style:parent-style-name="Standard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1fa62e" officeooo:paragraph-rsid="001fa62e" style:font-size-asian="12pt" style:font-name-complex="Times New Roman1"/>
    </style:style>
    <style:style style:name="P41" style:family="paragraph" style:parent-style-name="Standard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2ab024" officeooo:paragraph-rsid="002ab024" style:font-size-asian="12pt" style:font-name-complex="Times New Roman1"/>
    </style:style>
    <style:style style:name="P42" style:family="paragraph" style:parent-style-name="Standard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2c563d" officeooo:paragraph-rsid="002c563d" style:font-size-asian="12pt" style:font-name-complex="Times New Roman1"/>
    </style:style>
    <style:style style:name="P43" style:family="paragraph" style:parent-style-name="Standard_20__28_user_29_" style:master-page-name="Standard">
      <style:paragraph-properties fo:margin-top="0in" fo:margin-bottom="0in" loext:contextual-spacing="false" fo:line-height="115%" fo:text-align="center" style:justify-single-word="false" style:page-number="auto"/>
      <style:text-properties style:font-name="Times New Roman" fo:font-size="18pt" style:text-underline-style="solid" style:text-underline-width="auto" style:text-underline-color="font-color" fo:font-weight="bold" officeooo:paragraph-rsid="001fa62e" style:font-size-asian="18pt" style:font-weight-asian="bold" style:font-name-complex="Times New Roman1"/>
    </style:style>
    <style:style style:name="P44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normal" style:text-underline-style="none" officeooo:rsid="0034e618" officeooo:paragraph-rsid="0034146e" style:font-size-asian="12pt" style:font-style-asian="normal" style:font-name-complex="Times New Roman1" style:font-style-complex="normal"/>
    </style:style>
    <style:style style:name="P45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officeooo:paragraph-rsid="001fa62e"/>
    </style:style>
    <style:style style:name="P46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fo:font-size="15pt" style:text-underline-style="solid" style:text-underline-width="auto" style:text-underline-color="font-color" officeooo:rsid="003576b7" officeooo:paragraph-rsid="003576b7" style:font-size-asian="13.1000003814697pt" style:font-size-complex="15pt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officeooo:rsid="00424b46" style:font-size-asian="12pt" style:font-name-complex="Times New Roman1"/>
    </style:style>
    <style:style style:name="T3" style:family="text">
      <style:text-properties style:font-name="Times New Roman" fo:font-size="12pt" officeooo:rsid="003f54f9" style:font-size-asian="12pt" style:font-name-complex="Times New Roman1"/>
    </style:style>
    <style:style style:name="T4" style:family="text">
      <style:text-properties style:font-name="Times New Roman" fo:font-size="12pt" officeooo:rsid="001fa62e" style:font-size-asian="12pt" style:font-name-complex="Times New Roman1"/>
    </style:style>
    <style:style style:name="T5" style:family="text">
      <style:text-properties style:font-name="Times New Roman" fo:font-size="12pt" officeooo:rsid="00248957" style:font-size-asian="12pt" style:font-name-complex="Times New Roman1"/>
    </style:style>
    <style:style style:name="T6" style:family="text">
      <style:text-properties style:font-name="Times New Roman" fo:font-size="12pt" officeooo:rsid="002852ad" style:font-size-asian="12pt" style:font-name-complex="Times New Roman1"/>
    </style:style>
    <style:style style:name="T7" style:family="text">
      <style:text-properties style:font-name="Times New Roman" fo:font-size="12pt" officeooo:rsid="003072c1" style:font-size-asian="12pt" style:font-name-complex="Times New Roman1"/>
    </style:style>
    <style:style style:name="T8" style:family="text">
      <style:text-properties style:font-name="Times New Roman" fo:font-size="12pt" officeooo:rsid="0034146e" style:font-size-asian="12pt" style:font-name-complex="Times New Roman1"/>
    </style:style>
    <style:style style:name="T9" style:family="text">
      <style:text-properties style:font-name="Times New Roman" fo:font-size="12pt" officeooo:rsid="0036a0b6" style:font-size-asian="12pt" style:font-name-complex="Times New Roman1"/>
    </style:style>
    <style:style style:name="T10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/>
    </style:style>
    <style:style style:name="T11" style:family="text">
      <style:text-properties style:font-name="Times New Roman" fo:font-size="12pt" style:text-underline-style="solid" style:text-underline-width="auto" style:text-underline-color="font-color" officeooo:rsid="003f54f9" style:font-size-asian="12pt" style:font-name-complex="Times New Roman1"/>
    </style:style>
    <style:style style:name="T12" style:family="text">
      <style:text-properties style:font-name="Times New Roman" fo:font-size="12pt" style:text-underline-style="solid" style:text-underline-width="auto" style:text-underline-color="font-color" officeooo:rsid="0034146e" style:font-size-asian="12pt" style:font-name-complex="Times New Roman1"/>
    </style:style>
    <style:style style:name="T13" style:family="text">
      <style:text-properties style:font-name="Times New Roman" fo:font-size="12pt" style:text-underline-style="solid" style:text-underline-width="auto" style:text-underline-color="font-color" officeooo:rsid="0036a0b6" style:font-size-asian="12pt" style:font-name-complex="Times New Roman1"/>
    </style:style>
    <style:style style:name="T14" style:family="text">
      <style:text-properties style:font-name="Times New Roman" style:font-name-complex="Times New Roman1"/>
    </style:style>
    <style:style style:name="T15" style:family="text">
      <style:text-properties style:font-name="Times New Roman" officeooo:rsid="00424b46" style:font-name-complex="Times New Roman1"/>
    </style:style>
    <style:style style:name="T16" style:family="text">
      <style:text-properties officeooo:rsid="002f9cca"/>
    </style:style>
    <style:style style:name="T17" style:family="text">
      <style:text-properties officeooo:rsid="002b1044"/>
    </style:style>
    <style:style style:name="T18" style:family="text">
      <style:text-properties officeooo:rsid="001fa62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2c563d"/>
    </style:style>
    <style:style style:name="T21" style:family="text">
      <style:text-properties officeooo:rsid="002234a8"/>
    </style:style>
    <style:style style:name="T22" style:family="text">
      <style:text-properties officeooo:rsid="002320a6"/>
    </style:style>
    <style:style style:name="T23" style:family="text">
      <style:text-properties officeooo:rsid="002420ac"/>
    </style:style>
    <style:style style:name="T24" style:family="text">
      <style:text-properties officeooo:rsid="002852ad"/>
    </style:style>
    <style:style style:name="T25" style:family="text">
      <style:text-properties officeooo:rsid="002a5119"/>
    </style:style>
    <style:style style:name="T26" style:family="text">
      <style:text-properties officeooo:rsid="002c563d"/>
    </style:style>
    <style:style style:name="T27" style:family="text">
      <style:text-properties officeooo:rsid="00306270"/>
    </style:style>
    <style:style style:name="T28" style:family="text">
      <style:text-properties officeooo:rsid="0032051b"/>
    </style:style>
    <style:style style:name="T29" style:family="text">
      <style:text-properties officeooo:rsid="0034146e"/>
    </style:style>
    <style:style style:name="T30" style:family="text">
      <style:text-properties style:text-underline-style="none" officeooo:rsid="0034146e"/>
    </style:style>
    <style:style style:name="T31" style:family="text">
      <style:text-properties style:text-underline-style="none" officeooo:rsid="0034e618"/>
    </style:style>
    <style:style style:name="T32" style:family="text">
      <style:text-properties style:text-underline-style="none" officeooo:rsid="0036a0b6"/>
    </style:style>
    <style:style style:name="T33" style:family="text">
      <style:text-properties officeooo:rsid="0036a0b6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Data Base System Implementation</text:p>
      <text:p text:style-name="P1">COP-6726</text:p>
      <text:p text:style-name="P2">Submitted by:</text:p>
      <text:p text:style-name="P3">Naman Arora</text:p>
      <text:p text:style-name="P3">UFID: 3979-0439</text:p>
      <text:p text:style-name="P3">Nikunj Sarda</text:p>
      <text:p text:style-name="P3">UFID: 9360-6581</text:p>
      <text:p text:style-name="P9">Introduction:</text:p>
      <text:p text:style-name="P10"><text:span text:style-name="T1">This document is intended to present the outcomes and the process of the completed work for the Project </text:span><text:span text:style-name="T4">3</text:span><text:span text:style-name="T1">. The </text:span><text:span text:style-name="T5">relational operations for </text:span><text:span text:style-name="T1">DB file implementation </text:span><text:span text:style-name="T6">have</text:span><text:span text:style-name="T1"> been successfully materialized and tested. The repository for all the work is present </text:span><text:a xlink:type="simple" xlink:href="https://gitlab.com/r0ck3r008/database-from-scratch" text:style-name="ListLabel_20_16" text:visited-style-name="ListLabel_20_16"><text:span text:style-name="Internet_20_link"><text:span text:style-name="T1">here</text:span></text:span></text:a><text:span text:style-name="T1">.</text:span></text:p>
      <text:p text:style-name="P5"/>
      <text:p text:style-name="P8">Source File Hierarchy:</text:p>
      <text:p text:style-name="P45"><text:span text:style-name="T1">The directories are arranged in a flat manner </text:span><text:span text:style-name="T7">with exception of a tpch-dbgen project directory</text:span><text:span text:style-name="T1">. The tpch-dbgen is the git repository for the TPCH sub program. </text:span><text:span text:style-name="T2">Please make sure the *.tbl files are present BEFORE test is run.</text:span></text:p>
      <text:p text:style-name="P45"><text:span text:style-name="T2"/></text:p>
      <text:p text:style-name="P46"><text:span text:style-name="T15">S</text:span><text:span text:style-name="T14">ome Points to Note:</text:span></text:p>
      <text:p text:style-name="P11"><text:span text:style-name="T3">→</text:span><text:span text:style-name="T9"> </text:span><text:span text:style-name="T11">N</text:span><text:span text:style-name="T10">ote </text:span><text:span text:style-name="T12">1</text:span><text:span text:style-name="T8">:</text:span><text:span text:style-name="T1"> <text:s/>flex version </text:span><text:span text:style-name="T8">equal or </text:span><text:span text:style-name="T1">higher than 2.6 </text:span><text:span text:style-name="T8">is needed </text:span><text:span text:style-name="T1">to run the above implementation </text:span><text:span text:style-name="T8">and</text:span><text:span text:style-name="T1"> not get below error </text:span><text:span text:style-name="T8">during compilation phase</text:span><text:span text:style-name="T1">:</text:span></text:p>
      <text:p text:style-name="P6">“lexer_func.l:67:1: error: ‘yyfunclineno’ undeclared (first use in this function); did you mean ‘yyfuncleng’?”</text:p>
      <text:p text:style-name="P6">while running the make to generate test.out file. <text:span text:style-name="T24">If such an error arises, however, please uncomment line 16 in ‘lexer_func.l’.</text:span></text:p>
      <text:p text:style-name="P7"><text:span text:style-name="T30">→</text:span><text:span text:style-name="T32"> </text:span><text:span text:style-name="T29">Note 2:</text:span><text:span text:style-name="T30"> Please use “</text:span><text:span text:style-name="T31">add a lot” option, set as default, in sorted_file_test.out since some tables, notably the partsupp.tbl get killed by the OS due to large number of processes.</text:span></text:p>
      <text:p text:style-name="P44"/>
      <text:p text:style-name="P8">The compilation process:</text:p>
      <text:p text:style-name="P4">The compilation process is accomplished by a recursive call to Makefiles in each subdirectory by the Makefile in the src/ directory.</text:p>
      <text:p text:style-name="P4">The provided NamanArora_NikunjSarda_p<text:span text:style-name="T18">3</text:span>.zip has one sub-directory, src/.</text:p>
      <text:p text:style-name="P12">$&gt; unzip NamanArora_NikunjSarda_p<text:span text:style-name="T18">3</text:span>.zip</text:p>
      <text:p text:style-name="P12">$&gt; cd proj<text:span text:style-name="T18">3</text:span></text:p>
      <text:p text:style-name="P4">Now to build:</text:p>
      <text:p text:style-name="P12">$&gt; make</text:p>
      <text:p text:style-name="P15">The above command will create all the <text:span text:style-name="T16">binaries, test.out, gtest.out, test_heap.out and test_bigq.out along with tpch-dbgen/dbgen</text:span>.</text:p>
      <text:p text:style-name="P4">To generate tpch-dbgen files (tpch-dbgen/ sub-dir is always compiled with all of the above targets)</text:p>
      <text:list xml:id="list1423285131" text:style-name="WWNum9">
        <text:list-item>
          <text:p text:style-name="P19">$&gt; cd tpch-dbgen/</text:p>
        </text:list-item>
      </text:list>
      <text:list xml:id="list1831620845" text:style-name="WWNum4">
        <text:list-item>
          <text:p text:style-name="P20">$&gt; ./dbgen &lt;options&gt; -s &lt;size&gt;</text:p>
        </text:list-item>
        <text:list-item>
          <text:p text:style-name="P22"><text:soft-page-break/>$&gt; <text:span text:style-name="T29">mv</text:span> *.tbl ..</text:p>
        </text:list-item>
        <text:list-item>
          <text:p text:style-name="P23">$&gt; sync</text:p>
        </text:list-item>
      </text:list>
      <text:p text:style-name="P16">To generate heap database files required for running the test driver,</text:p>
      <text:p text:style-name="P16"><text:s text:c="12"/>$&gt; make heap_gen.out</text:p>
      <text:p text:style-name="P16"><text:s text:c="12"/>$&gt; ./create_heap_file.sh # <text:s/>All the heap database files will be available</text:p>
      <text:p text:style-name="P16">To generate binary for creating sorted database files:</text:p>
      <text:p text:style-name="P16"><text:s text:c="12"/>$&gt; make sorted_test_file.ou<text:span text:style-name="T28">t</text:span> # This creates the binary driver for project 2 milestone 2</text:p>
      <text:p text:style-name="P16">To run the associated Gtests for the current submission:</text:p>
      <text:p text:style-name="P16"><text:s text:c="12"/>$&gt; make gtest.out</text:p>
      <text:p text:style-name="P16"><text:s text:c="12"/>$&gt; ./gtest.out</text:p>
      <text:p text:style-name="P4">To clean the repository, <text:span text:style-name="T25">excluding</text:span><text:span text:style-name="T16"> *.bin and *.tbl files</text:span>,</text:p>
      <text:list xml:id="list3023661385" text:style-name="WWNum10">
        <text:list-item>
          <text:p text:style-name="P21">$&gt; make clean</text:p>
          <text:p text:style-name="P24">To clean the repository, including *.bin and *.tb<text:span text:style-name="T25">l </text:span><text:span text:style-name="T27">files</text:span></text:p>
          <text:p text:style-name="P24"><text:s text:c="11"/>$&gt; make distclean</text:p>
        </text:list-item>
      </text:list>
      <text:p text:style-name="P13"/>
      <text:p text:style-name="P14">Change log:</text:p>
      <text:list xml:id="list3545433827" text:style-name="L1">
        <text:list-item>
          <text:p text:style-name="P40"><text:span text:style-name="T17">A</text:span>dded group_by.h and group_by.cc as the implementation of the GroupBy operation</text:p>
        </text:list-item>
        <text:list-item>
          <text:p text:style-name="P40"><text:span text:style-name="T17">A</text:span>dded join.h and join.cc as the implementation of the Join operation</text:p>
        </text:list-item>
        <text:list-item>
          <text:p text:style-name="P40">Added rem_dup.h and rem_dup.cc as the implementation of the remove Duplicate operation</text:p>
        </text:list-item>
        <text:list-item>
          <text:p text:style-name="P40">Added sum.h and sum.cc as the implementation of the sum operation</text:p>
        </text:list-item>
        <text:list-item>
          <text:p text:style-name="P40">Added sel_file.h and sel_file.cc as the implementation to select file</text:p>
        </text:list-item>
        <text:list-item>
          <text:p text:style-name="P40">Added sel_pipe.h and sel_pipe.cc as the implementation to select pipe</text:p>
        </text:list-item>
        <text:list-item>
          <text:p text:style-name="P40">Added write_<text:span text:style-name="T26">out</text:span>.h and write_<text:span text:style-name="T26">out</text:span>.cc as the implementation of the writing a file</text:p>
        </text:list-item>
        <text:list-item>
          <text:p text:style-name="P40">Added project.h and project.cc as the implementation to select project</text:p>
        </text:list-item>
        <text:list-item>
          <text:p text:style-name="P41">Added an overloaded constructor for class OrderMaker which generates instances that help in sorting based on a single attribute.</text:p>
        </text:list-item>
        <text:list-item>
          <text:p text:style-name="P42">Added a destructor for BigQ that waits for the worker thread to join back.</text:p>
        </text:list-item>
        <text:list-item>
          <text:p text:style-name="P42">Added a Record :: deserialize function which returns the record in form of a character array.</text:p>
        </text:list-item>
      </text:list>
      <text:p text:style-name="P13"/>
      <text:p text:style-name="P17"><text:span text:style-name="T19">group_by.cc</text:span>:</text:p>
      <text:list xml:id="list243840108" text:style-name="L2">
        <text:list-item>
          <text:p text:style-name="P25">void mk_grps(struct grp_args *arg, vector&lt;Record *&gt; &amp;grps, vector&lt;struct grp_args *&gt; &amp;args):This functions receives vectors in form of pointers pointing to constant memory location so that vectors are not copies across functions</text:p>
        </text:list-item>
        <text:list-item>
          <text:p text:style-name="P25">void push_results(struct grp_args *arg, vector&lt;struct grp_args *&gt; &amp;args): <text:span text:style-name="T21">Put the results in the out pipe</text:span></text:p>
        </text:list-item>
        <text:list-item>
          <text:p text:style-name="P25">void *grp_thr(void *a): <text:span text:style-name="T22">Function to create a thread for the group</text:span></text:p>
        </text:list-item>
        <text:list-item>
          <text:p text:style-name="P25">GroupBy :: GroupBy(): <text:span text:style-name="T21">Constructor of the class to initialize initial argument</text:span></text:p>
        </text:list-item>
        <text:list-item>
          <text:p text:style-name="P25">GroupBy :: ~GroupBy(): <text:span text:style-name="T21">Destructor of the class to destroy class variable </text:span></text:p>
        </text:list-item>
        <text:list-item>
          <text:p text:style-name="P25">void GroupBy :: Run(Pipe *in_pipe, Pipe *out_pipe, OrderMaker *order, Function *func): <text:span text:style-name="T21">Public function called from outside the class to start the GroupBy operation</text:span></text:p>
        </text:list-item>
        <text:list-item>
          <text:p text:style-name="P25">void GroupBy :: WaitUntilDone(): <text:span text:style-name="T22">Function to pause future threads till current thread is completed</text:span></text:p>
        </text:list-item>
        <text:list-item>
          <text:p text:style-name="P25"><text:soft-page-break/>void GroupBy :: Use_n_Pages(int n): <text:span text:style-name="T22">Function to decide number of pages to be used</text:span></text:p>
        </text:list-item>
      </text:list>
      <text:p text:style-name="P17"/>
      <text:p text:style-name="P17"><text:span text:style-name="T19">join.cc</text:span>:</text:p>
      <text:list xml:id="list595611811" text:style-name="L3">
        <text:list-item>
          <text:p text:style-name="P26">void sort_merge(struct join_args *arg): <text:span text:style-name="T22">Function to merge 2 given records in sorted manner</text:span></text:p>
        </text:list-item>
        <text:list-item>
          <text:p text:style-name="P26">void nested_loop(struct join_args *arg): <text:span text:style-name="T22">Function to do record join using nested loop</text:span></text:p>
        </text:list-item>
        <text:list-item>
          <text:p text:style-name="P26">void *join_thr(void *a): <text:span text:style-name="T22">Function to create a thread for the Join</text:span></text:p>
        </text:list-item>
        <text:list-item>
          <text:p text:style-name="P26">Join :: Join(): <text:span text:style-name="T22">Constructor of the class to initialize initial argument</text:span></text:p>
        </text:list-item>
        <text:list-item>
          <text:p text:style-name="P26">Join :: ~Join(): <text:span text:style-name="T22">Destructor of the class to destroy class variable</text:span></text:p>
        </text:list-item>
        <text:list-item>
          <text:p text:style-name="P27">void Join :: Run(Pipe *in_pipeL, Pipe *in_pipeR, Pipe *out_pipe, CNF *cnf, Record *literal, Schema *schL, Schema *schR): <text:span text:style-name="T21">Public function called from outside the class to start the Join operation</text:span></text:p>
        </text:list-item>
        <text:list-item>
          <text:p text:style-name="P27">void Join :: WaitUntilDone(): <text:span text:style-name="T22">Function to pause future threads till current thread is completed</text:span></text:p>
        </text:list-item>
        <text:list-item>
          <text:p text:style-name="P27">void Join :: Use_n_Pages(int n): <text:span text:style-name="T22">Function to decide number of pages to be used</text:span></text:p>
        </text:list-item>
      </text:list>
      <text:p text:style-name="P17"/>
      <text:p text:style-name="P17"><text:span text:style-name="T19">project.cc</text:span>:</text:p>
      <text:list xml:id="list3638510885" text:style-name="L4">
        <text:list-item>
          <text:p text:style-name="P28">void *project_thr(void *a): <text:span text:style-name="T22">Function to create a thread for the Project</text:span></text:p>
        </text:list-item>
        <text:list-item>
          <text:p text:style-name="P28">Project :: Project(): <text:span text:style-name="T22">Constructor of the class to initialize initial argument</text:span></text:p>
        </text:list-item>
        <text:list-item>
          <text:p text:style-name="P28">Project :: ~Project(): <text:span text:style-name="T23">Destructor of the class to destroy class variable</text:span></text:p>
        </text:list-item>
        <text:list-item>
          <text:p text:style-name="P29">void Project :: Run(Pipe *in_pipe, Pipe *out_pipe, int *keep, int atts_in, int atts_out): <text:span text:style-name="T21">Public function called from outside the class to start the Project selection</text:span></text:p>
        </text:list-item>
        <text:list-item>
          <text:p text:style-name="P29">void Project :: WaitUntilDone(): <text:span text:style-name="T22">Function to pause future threads till current thread is completed</text:span></text:p>
        </text:list-item>
        <text:list-item>
          <text:p text:style-name="P29">void Project :: Use_n_Pages(int n): <text:span text:style-name="T22">Function to decide number of pages to be used</text:span></text:p>
        </text:list-item>
      </text:list>
      <text:p text:style-name="P17"/>
      <text:p text:style-name="P18"><text:span text:style-name="T19">rem_dup.cc</text:span>:</text:p>
      <text:list xml:id="list276790388" text:style-name="L5">
        <text:list-item>
          <text:p text:style-name="P30">void *dup_thr(void *a): <text:span text:style-name="T23">Function to create a thread for duplicate removal</text:span></text:p>
        </text:list-item>
        <text:list-item>
          <text:p text:style-name="P31">DuplicateRemoval :: DuplicateRemoval(): <text:span text:style-name="T22">Constructor of the class to initialize initial argument</text:span></text:p>
        </text:list-item>
        <text:list-item>
          <text:p text:style-name="P31">DuplicateRemoval :: ~DuplicateRemoval(): <text:span text:style-name="T23">Destructor of the class to destroy class variable</text:span></text:p>
        </text:list-item>
        <text:list-item>
          <text:p text:style-name="P31">void DuplicateRemoval :: Run(Pipe *in_pipe, Pipe *out_pipe, Schema *sch): <text:span text:style-name="T21">Public function called from outside the class to start the duplicate removal operation</text:span></text:p>
        </text:list-item>
        <text:list-item>
          <text:p text:style-name="P31">void DuplicateRemoval :: WaitUntilDone(): <text:span text:style-name="T22">Function to pause future threads till current thread is completed</text:span></text:p>
        </text:list-item>
        <text:list-item>
          <text:p text:style-name="P31">void DuplicateRemoval :: Use_n_Pages(int n): <text:span text:style-name="T22">Function to decide number of pages to be used</text:span></text:p>
        </text:list-item>
      </text:list>
      <text:p text:style-name="P18"/>
      <text:p text:style-name="P18"><text:span text:style-name="T19">sel_file.cc</text:span>:</text:p>
      <text:list xml:id="list2393739392" text:style-name="L6">
        <text:list-item>
          <text:p text:style-name="P32">void *file_thr(void *input): <text:span text:style-name="T23">Function to create a thread for file selection</text:span></text:p>
        </text:list-item>
        <text:list-item>
          <text:p text:style-name="P33">SelectFile :: SelectFile(): <text:span text:style-name="T22">Constructor of the class to initialize initial argument</text:span></text:p>
        </text:list-item>
        <text:list-item>
          <text:p text:style-name="P33">SelectFile :: ~SelectFile(): <text:span text:style-name="T23">Destructor of the class to destroy class variable</text:span></text:p>
        </text:list-item>
        <text:list-item>
          <text:p text:style-name="P33">void SelectFile :: Run(DBFile *dbf, Pipe *out_pipe, CNF *cnf, Record *literal): <text:span text:style-name="T21">Public function called from outside the class to start the File selection</text:span></text:p>
        </text:list-item>
        <text:list-item>
          <text:p text:style-name="P33">void SelectFile :: WaitUntilDone(): <text:span text:style-name="T22">Function to pause future threads till current thread is completed</text:span></text:p>
        </text:list-item>
        <text:list-item>
          <text:p text:style-name="P33"><text:soft-page-break/>void SelectFile :: Use_n_Pages(int n): <text:span text:style-name="T22">Function to decide number of pages to be used</text:span></text:p>
        </text:list-item>
      </text:list>
      <text:p text:style-name="P18"/>
      <text:p text:style-name="P18"><text:span text:style-name="T19">sel_pipe.cc</text:span>:</text:p>
      <text:list xml:id="list1453256550" text:style-name="L7">
        <text:list-item>
          <text:p text:style-name="P34">void *pipe_thr(void *a): <text:span text:style-name="T23">Function to create a thread for pipe selection</text:span></text:p>
        </text:list-item>
        <text:list-item>
          <text:p text:style-name="P35">SelectPipe :: SelectPipe(): <text:span text:style-name="T22">Constructor of the class to initialize initial argument</text:span></text:p>
        </text:list-item>
        <text:list-item>
          <text:p text:style-name="P35">SelectPipe :: ~SelectPipe(): <text:span text:style-name="T23">Destructor of the class to destroy class variable</text:span></text:p>
        </text:list-item>
        <text:list-item>
          <text:p text:style-name="P35">void SelectPipe :: Run(Pipe *in_pipe, Pipe *out_pipe, CNF *cnf, Record *literal): <text:span text:style-name="T21">Public function called from outside the class to start the Pipe selection</text:span></text:p>
        </text:list-item>
        <text:list-item>
          <text:p text:style-name="P35">void SelectPipe :: WaitUntilDone(): <text:span text:style-name="T22">Function to pause future threads till current thread is completed</text:span></text:p>
        </text:list-item>
        <text:list-item>
          <text:p text:style-name="P35">void SelectPipe :: Use_n_Pages(int n): <text:span text:style-name="T22">Function to decide number of pages to be used</text:span></text:p>
        </text:list-item>
      </text:list>
      <text:p text:style-name="P18"/>
      <text:p text:style-name="P18"><text:span text:style-name="T19">sum.cc</text:span>:</text:p>
      <text:list xml:id="list4099479100" text:style-name="L8">
        <text:list-item>
          <text:p text:style-name="P36">void get_sum_rec(struct sum_args *arg, int *int_res, double *double_res): <text:span text:style-name="T23">Function to sum the given records</text:span></text:p>
        </text:list-item>
        <text:list-item>
          <text:p text:style-name="P36">void *sum_thr(void *a): <text:span text:style-name="T23">Function to create a thread for sum</text:span></text:p>
        </text:list-item>
        <text:list-item>
          <text:p text:style-name="P37">Sum :: Sum(): <text:span text:style-name="T22">Constructor of the class to initialize initial argument</text:span></text:p>
        </text:list-item>
        <text:list-item>
          <text:p text:style-name="P37">Sum :: ~Sum(): <text:span text:style-name="T23">Destructor of the class to destroy class variable</text:span></text:p>
        </text:list-item>
        <text:list-item>
          <text:p text:style-name="P37">void Sum :: Run(Pipe *in_pipe, Pipe *out_pipe, Function *func): <text:span text:style-name="T21">Public function called from outside the class to start the Sum operation</text:span></text:p>
        </text:list-item>
        <text:list-item>
          <text:p text:style-name="P37">void Sum :: WaitUntilDone(): <text:span text:style-name="T22">Function to pause future threads till current thread is completed</text:span></text:p>
        </text:list-item>
        <text:list-item>
          <text:p text:style-name="P37">void Sum :: Use_n_Pages(int n): <text:span text:style-name="T22">Function to decide number of pages to be used</text:span></text:p>
        </text:list-item>
      </text:list>
      <text:p text:style-name="P18"/>
      <text:p text:style-name="P18"><text:span text:style-name="T19">write_</text:span><text:span text:style-name="T20">out</text:span><text:span text:style-name="T19">.cc</text:span>:</text:p>
      <text:list xml:id="list2075997444" text:style-name="L9">
        <text:list-item>
          <text:p text:style-name="P38">void *write_thr(void *a): <text:span text:style-name="T23">Function to create a thread for writing file</text:span></text:p>
        </text:list-item>
        <text:list-item>
          <text:p text:style-name="P39">WriteOut :: WriteOut(): <text:span text:style-name="T22">Constructor of the class to initialize initial argument</text:span></text:p>
        </text:list-item>
        <text:list-item>
          <text:p text:style-name="P39">WriteOut :: ~WriteOut(): <text:span text:style-name="T23">Destructor of the class to destroy class variable</text:span></text:p>
        </text:list-item>
        <text:list-item>
          <text:p text:style-name="P39">void WriteOut :: Run(Pipe *in_pipe, FILE *f, Schema *sch): <text:span text:style-name="T21">Public function called from outside the class to start the writing file</text:span></text:p>
        </text:list-item>
        <text:list-item>
          <text:p text:style-name="P39">void WriteOut :: WaitUntilDone(): <text:span text:style-name="T22">Function to pause future threads till current thread is completed</text:span></text:p>
        </text:list-item>
        <text:list-item>
          <text:p text:style-name="P39">void WriteOut :: Use_n_Pages(int n): <text:span text:style-name="T22">Function to decide number of pages to be used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4T23:25:37.450190509</dc:date>
    <meta:editing-duration>PT1H31M13S</meta:editing-duration>
    <meta:editing-cycles>16</meta:editing-cycles>
    <meta:generator>LibreOffice/6.4.2.2$Linux_X86_64 LibreOffice_project/40$Build-2</meta:generator>
    <meta:document-statistic meta:table-count="0" meta:image-count="0" meta:object-count="0" meta:page-count="4" meta:paragraph-count="114" meta:word-count="1339" meta:character-count="8538" meta:non-whitespace-character-count="7310"/>
  </office:meta>
</office:document-meta>
</file>